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8.05in"/>
    </style:style>
    <style:style style:name="co5" style:family="table-column">
      <style:table-column-properties fo:break-before="auto" style:column-width="1.16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2.8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21" table:default-cell-style-name="ce2"/>
        <table:table-row table:style-name="ro2">
          <table:table-cell table:style-name="ce1" office:value-type="string">
            <text:p>Topics</text:p>
          </table:table-cell>
          <table:table-cell table:style-name="ce1" office:value-type="string">
            <text:p>Subtopics</text:p>
          </table:table-cell>
          <table:table-cell table:style-name="ce1" office:value-type="string">
            <text:p>Estimated time</text:p>
          </table:table-cell>
          <table:table-cell table:style-name="ce1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ldfusion concep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oing through the site learncfinaweek.com :</text:p>
          </table:table-cell>
          <table:table-cell office:value-type="string">
            <text:p>7 hours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>
            <text:p>Session, Cookie and Cache management File manipulation, Document handling, Data handling, Database Interaction, Security, Error Handling, and Cach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The following is a list of new functions in Adobe ColdFusion (2016 release):</text:p>
          </table:table-cell>
          <table:table-cell table:style-name="ce5" office:value-type="string">
            <text:p>2 hours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office:value-type="string">
            <text:p><text:a xlink:href="https://helpx.adobe.com/coldfusion/cfml-reference/reserved-words-and-variables/cgi-environment-cgi-scope-variables.html">https://helpx.adobe.com/coldfusion/cfml-reference/reserved-words-and-variables/cgi-environment-cgi-scope-variables.html</text:a></text:p>
          </table:table-cell>
          <table:table-cell office:value-type="string">
            <text:p>0.5 hour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<text:a xlink:href="https://helpx.adobe.com/coldfusion/cfml-reference/reserved-words-and-variables/custom-tag-variables.html">https://helpx.adobe.com/coldfusion/cfml-reference/reserved-words-and-variables/custom-tag-variables.html</text:a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verview of al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>
            <text:p>Category wise variables:</text:p>
          </table:table-cell>
          <table:table-cell office:value-type="string">
            <text:p>1 hou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oldfusion-query-variables.html">ColdFusion query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catch-variables.html">CFCATCH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directory-variables.html">CFDIRECTORY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error-variables.html">CFERROR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file-action-upload-variables.html">CFFILE ACTION=Upload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ftp-error-variables.html">CFFTP error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ftp-returnvalue-variable.html">CFFTP ReturnValue variable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ftp-query-object-columns.html">CFFTP query object column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http-variables.html">CFHTTP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ldap-variables.html">CFLDAP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pop-variables.html">CFPOP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query-and-cfstoredproc-variables.html">CFQUERY and CFSTOREDPROC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registry-variables.html">CFREGISTRY variables</text:a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<text:a xlink:href="https://helpx.adobe.com/coldfusion/cfml-reference/reserved-words-and-variables/coldfusion-tag-specific-variables/cfsearch-variables.html">CFSEARCH variabl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.com/coldfusion/cfml-reference/coldfusion-tags/tag-summary.html (177 tags), it would include:</text:p>
          </table:table-cell>
          <table:table-cell office:value-type="string">
            <text:p>3 hou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Application framework tags</text:p>
            <text:p>Communications tags</text:p>
            <text:p>Database manipulation tags</text:p>
            <text:p>Data output tags</text:p>
            <text:p>Debugging tags</text:p>
            <text:p>Display management tags</text:p>
            <text:p>Exception handling tags</text:p>
            <text:p>Extensibility tags</text:p>
            <text:p>File management tags</text:p>
            <text:p>Flow-control tags</text:p>
            <text:p>Forms tags</text:p>
            <text:p>Internet protocol tags</text:p>
            <text:p>Page processing tags</text:p>
            <text:p>Security tags</text:p>
            <text:p>Variable manipulation tags</text:p>
            <text:p>Web Socket tags</text:p>
            <text:p>Other tag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f functions by category (29 categories)</text:p>
          </table:table-cell>
          <table:table-cell office:value-type="string">
            <text:p>2.5 hou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function summary ajax</text:p>
          </table:table-cell>
          <table:table-cell office:value-type="string">
            <text:p>0.5 hou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pplication.cfc references</text:p>
          </table:table-cell>
          <table:table-cell office:value-type="string">
            <text:p>0.25 hou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f events gateway reference(overview)</text:p>
          </table:table-cell>
          <table:table-cell office:value-type="string">
            <text:p>0.5 hou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>
            <text:p>cf actionscript function, cf java cfx reference</text:p>
          </table:table-cell>
          <table:table-cell office:value-type="string">
            <text:p>1 hour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query Datatables :</text:p>
          </table:table-cell>
          <table:table-cell/>
          <table:table-cell office:value-type="string">
            <text:p>2 day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earn and implementation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isplay a tab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ustomizing the table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dit/delete modification of the tab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ble within table 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check server side processing, callback events, JSON parsing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vascript/ jquery brush up</text:p>
          </table:table-cell>
          <table:table-cell/>
          <table:table-cell office:value-type="string">
            <text:p>2-3 hours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1/31/2018</text:date>, <text:time>13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kedia</meta:initial-creator>
    <meta:creation-date>2018-01-30T17:41:42.49</meta:creation-date>
    <dc:date>2018-01-31T13:45:17.55</dc:date>
    <dc:creator>megha kedia</dc:creator>
    <meta:editing-duration>PT2H47M59S</meta:editing-duration>
    <meta:editing-cycles>25</meta:editing-cycles>
    <meta:generator>OpenOffice/4.1.1$Win32 OpenOffice.org_project/411m6$Build-9775</meta:generator>
    <meta:document-statistic meta:table-count="3" meta:cell-count="52" meta:object-count="0"/>
  </office:meta>
</office:document-meta>
</file>